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8pt" style:text-underline-style="none" officeooo:paragraph-rsid="001b1994" style:font-size-asian="8pt" style:font-size-complex="8pt"/>
    </style:style>
    <style:style style:name="P2" style:family="paragraph" style:parent-style-name="Standard">
      <style:text-properties style:font-name="Courier 10 Pitch" fo:font-size="8pt" style:text-underline-style="none" officeooo:paragraph-rsid="001bf990" style:font-size-asian="8pt" style:font-size-complex="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font-size="8pt" style:text-underline-style="none" style:font-size-asian="8pt" style:font-size-complex="8pt"/>
    </style:style>
    <style:style style:name="P4" style:family="paragraph" style:parent-style-name="Heading_20_1">
      <style:text-properties fo:font-size="14pt" style:text-underline-style="none" style:font-size-asian="14pt" style:font-size-complex="14pt"/>
    </style:style>
    <style:style style:name="P5" style:family="paragraph" style:parent-style-name="Heading_20_1">
      <style:text-properties style:font-name="Courier 10 Pitch" fo:font-size="14pt" officeooo:paragraph-rsid="001b1994" style:font-size-asian="14pt" style:font-size-complex="14pt"/>
    </style:style>
    <style:style style:name="P6" style:family="paragraph" style:parent-style-name="Heading_20_1">
      <style:text-properties style:font-name="Courier 10 Pitch" fo:font-size="14pt" officeooo:paragraph-rsid="001bf990" style:font-size-asian="14pt" style:font-size-complex="14pt"/>
    </style:style>
    <style:style style:name="P7" style:family="paragraph" style:parent-style-name="Heading_20_1">
      <style:text-properties style:font-name="Courier 10 Pitch" fo:font-size="8pt" style:text-underline-style="none" officeooo:paragraph-rsid="001b1994" style:font-size-asian="8pt" style:font-size-complex="8pt"/>
    </style:style>
    <style:style style:name="P8" style:family="paragraph" style:parent-style-name="Heading_20_1">
      <style:text-properties style:font-name="Courier 10 Pitch" fo:font-size="8pt" style:text-underline-style="none" officeooo:paragraph-rsid="001bf990" style:font-size-asian="8pt" style:font-size-complex="8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7f0055" fo:font-size="10pt" fo:font-weight="bold" style:font-size-asian="10pt" style:font-weight-asian="bold"/>
    </style:style>
    <style:style style:name="T3" style:family="text">
      <style:text-properties fo:color="#7f0055" fo:font-weight="bold" style:font-weight-asian="bold"/>
    </style:style>
    <style:style style:name="T4" style:family="text">
      <style:text-properties fo:color="#7f0055" fo:font-weight="bold" officeooo:rsid="001a9184" style:font-weight-asian="bold"/>
    </style:style>
    <style:style style:name="T5" style:family="text">
      <style:text-properties fo:color="#000000" style:font-name="Monospace" fo:font-size="10pt" style:font-size-asian="10pt"/>
    </style:style>
    <style:style style:name="T6" style:family="text">
      <style:text-properties fo:color="#000000" style:font-name="Monospace" fo:font-size="10pt" fo:font-weight="bold" style:font-size-asian="10pt" style:font-weight-asian="bold"/>
    </style:style>
    <style:style style:name="T7" style:family="text">
      <style:text-properties fo:color="#000000" fo:font-size="10pt" style:font-size-asian="10pt"/>
    </style:style>
    <style:style style:name="T8" style:family="text">
      <style:text-properties fo:color="#000000" fo:font-size="10pt" fo:font-weight="bold" style:font-size-asian="10pt" style:font-weight-asian="bold"/>
    </style:style>
    <style:style style:name="T9" style:family="text">
      <style:text-properties fo:color="#000000"/>
    </style:style>
    <style:style style:name="T10" style:family="text">
      <style:text-properties fo:color="#000000" fo:font-weight="bold" style:font-weight-asian="bold"/>
    </style:style>
    <style:style style:name="T11" style:family="text">
      <style:text-properties fo:color="#2a00ff" style:font-name="Monospace" fo:font-size="10pt" style:font-size-asian="10pt"/>
    </style:style>
    <style:style style:name="T12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  <style:style style:name="T13" style:family="text">
      <style:text-properties fo:color="#2a00ff" fo:font-size="10pt" style:font-size-asian="10pt"/>
    </style:style>
    <style:style style:name="T14" style:family="text">
      <style:text-properties fo:color="#2a00ff" fo:font-size="10pt" style:text-underline-style="solid" style:text-underline-width="auto" style:text-underline-color="font-color" style:font-size-asian="10pt"/>
    </style:style>
    <style:style style:name="T15" style:family="text">
      <style:text-properties fo:color="#2a00ff"/>
    </style:style>
    <style:style style:name="T16" style:family="text">
      <style:text-properties fo:color="#2a00ff" style:text-underline-style="solid" style:text-underline-width="auto" style:text-underline-color="font-color"/>
    </style:style>
    <style:style style:name="T17" style:family="text">
      <style:text-properties fo:color="#005032" style:font-name="Monospace" fo:font-size="10pt" style:font-size-asian="10pt"/>
    </style:style>
    <style:style style:name="T18" style:family="text">
      <style:text-properties fo:color="#005032" fo:font-size="10pt" style:font-size-asian="10pt"/>
    </style:style>
    <style:style style:name="T19" style:family="text">
      <style:text-properties fo:color="#005032"/>
    </style:style>
    <style:style style:name="T20" style:family="text">
      <style:text-properties fo:color="#642880" style:font-name="Monospace" fo:font-size="10pt" fo:font-weight="bold" style:font-size-asian="10pt" style:font-weight-asian="bold"/>
    </style:style>
    <style:style style:name="T21" style:family="text">
      <style:text-properties fo:color="#642880" fo:font-size="10pt" fo:font-weight="bold" style:font-size-asian="10pt" style:font-weight-asian="bold"/>
    </style:style>
    <style:style style:name="T22" style:family="text">
      <style:text-properties fo:color="#642880" fo:font-weight="bold" style:font-weight-asian="bold"/>
    </style:style>
    <style:style style:name="T23" style:family="text">
      <style:text-properties fo:color="#0000c0" style:font-name="Monospace" fo:font-size="10pt" style:font-size-asian="10pt"/>
    </style:style>
    <style:style style:name="T24" style:family="text">
      <style:text-properties fo:color="#0000c0" fo:font-size="10pt" style:font-size-asian="10pt"/>
    </style:style>
    <style:style style:name="T25" style:family="text">
      <style:text-properties fo:color="#0000c0"/>
    </style:style>
    <style:style style:name="T26" style:family="text">
      <style:text-properties fo:color="#3f7f5f" style:font-name="Monospace" fo:font-size="10pt" style:font-size-asian="10pt"/>
    </style:style>
    <style:style style:name="T27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28" style:family="text">
      <style:text-properties fo:color="#3f7f5f" fo:font-size="10pt" style:font-size-asian="10pt"/>
    </style:style>
    <style:style style:name="T29" style:family="text">
      <style:text-properties fo:color="#3f7f5f" fo:font-size="10pt" style:text-underline-style="solid" style:text-underline-width="auto" style:text-underline-color="font-color" style:font-size-asian="10pt"/>
    </style:style>
    <style:style style:name="T30" style:family="text">
      <style:text-properties fo:color="#3f7f5f"/>
    </style:style>
    <style:style style:name="T31" style:family="text">
      <style:text-properties fo:color="#3f7f5f" style:text-underline-style="solid" style:text-underline-width="auto" style:text-underline-color="font-color"/>
    </style:style>
    <style:style style:name="T32" style:family="text">
      <style:text-properties officeooo:rsid="001b1994"/>
    </style:style>
    <style:style style:name="T33" style:family="text">
      <style:text-properties officeooo:rsid="001bf990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officeooo:rsid="001b1994"/>
    </style:style>
    <style:style style:name="T36" style:family="text">
      <style:text-properties style:text-underline-style="solid" style:text-underline-width="auto" style:text-underline-color="font-color" officeooo:rsid="001bf990"/>
    </style:style>
    <style:style style:name="T37" style:family="text">
      <style:text-properties style:text-underline-style="none"/>
    </style:style>
    <style:style style:name="T38" style:family="text">
      <style:text-properties style:text-underline-style="none" officeooo:rsid="001b1994"/>
    </style:style>
    <style:style style:name="T39" style:family="text">
      <style:text-properties style:text-underline-style="none" officeooo:rsid="001bf9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ile:phila00.c</text:p>
      <text:p text:style-name="P3"><text:span text:style-name="T3">#include</text:span><text:span text:style-name="T9"> </text:span><text:span text:style-name="T15">&lt;stdio.h&gt;</text:span></text:p>
      <text:p text:style-name="P3"><text:span text:style-name="T3">#include</text:span><text:span text:style-name="T9"> </text:span><text:span text:style-name="T15">&lt;stdlib.h&gt;</text:span></text:p>
      <text:p text:style-name="P3"><text:span text:style-name="T3">#include</text:span><text:span text:style-name="T9"> </text:span><text:span text:style-name="T15">"pilha00.h"</text:span></text:p>
      <text:p text:style-name="P3"/>
      <text:p text:style-name="P3"><text:span text:style-name="T19">FormatoLst</text:span><text:span text:style-name="T9"> * </text:span><text:span text:style-name="T10">criarLista</text:span><text:span text:style-name="T9">(){</text:span></text:p>
      <text:p text:style-name="P3"><text:span text:style-name="T9"><text:s text:c="3"/></text:span><text:span text:style-name="T19">FormatoLst</text:span><text:span text:style-name="T9"> * nova = (</text:span><text:span text:style-name="T19">FormatoLst</text:span><text:span text:style-name="T9"> *)</text:span><text:span text:style-name="T22">malloc</text:span><text:span text:style-name="T9">(</text:span><text:span text:style-name="T3">sizeof</text:span><text:span text:style-name="T9">(</text:span><text:span text:style-name="T19">FormatoLst</text:span><text:span text:style-name="T9">));</text:span></text:p>
      <text:p text:style-name="P3"><text:span text:style-name="T9"><text:s text:c="3"/>nova-&gt;</text:span><text:span text:style-name="T25">IndIniLst</text:span><text:span text:style-name="T9"> = NULL;</text:span></text:p>
      <text:p text:style-name="P3"><text:span text:style-name="T9"><text:s text:c="3"/>nova-&gt;</text:span><text:span text:style-name="T25">IndFimLst</text:span><text:span text:style-name="T9"> = NULL;</text:span></text:p>
      <text:p text:style-name="P3"><text:span text:style-name="T9"><text:s text:c="3"/></text:span><text:span text:style-name="T3">return</text:span><text:span text:style-name="T9"> nova;</text:span></text:p>
      <text:p text:style-name="P3"><text:span text:style-name="T9">}</text:span></text:p>
      <text:p text:style-name="P3"/>
      <text:p text:style-name="P3"/>
      <text:p text:style-name="P3"><text:span text:style-name="T19">FormatoPlha</text:span><text:span text:style-name="T9"> * </text:span><text:span text:style-name="T10">criarPilha</text:span><text:span text:style-name="T9">(){</text:span></text:p>
      <text:p text:style-name="P3"><text:span text:style-name="T9"><text:s text:c="3"/></text:span><text:span text:style-name="T19">FormatoPlha</text:span><text:span text:style-name="T9"> * novapilha = (</text:span><text:span text:style-name="T19">FormatoPlha</text:span><text:span text:style-name="T9"> *)</text:span><text:span text:style-name="T22">malloc</text:span><text:span text:style-name="T9">(</text:span><text:span text:style-name="T3">sizeof</text:span><text:span text:style-name="T9">(</text:span><text:span text:style-name="T19">FormatoPlha</text:span><text:span text:style-name="T9">));</text:span></text:p>
      <text:p text:style-name="P3"><text:span text:style-name="T9"><text:s text:c="3"/>novapilha-&gt;</text:span><text:span text:style-name="T25">argLista</text:span><text:span text:style-name="T9"> = <text:s/>criarLista();</text:span></text:p>
      <text:p text:style-name="P3"><text:span text:style-name="T9"><text:s text:c="3"/></text:span><text:span text:style-name="T3">return</text:span><text:span text:style-name="T9"> novapilha;</text:span></text:p>
      <text:p text:style-name="P3"><text:span text:style-name="T9">}</text:span></text:p>
      <text:p text:style-name="P3"/>
      <text:p text:style-name="P3"><text:span text:style-name="T3">int</text:span><text:span text:style-name="T9"> </text:span><text:span text:style-name="T10">insereInicio</text:span><text:span text:style-name="T9">(</text:span><text:span text:style-name="T3">int</text:span><text:span text:style-name="T9"> valor, </text:span><text:span text:style-name="T19">FormatoLst</text:span><text:span text:style-name="T9"> * argLista){</text:span></text:p>
      <text:p text:style-name="P3"><text:span text:style-name="T9"><text:s text:c="4"/></text:span><text:span text:style-name="T19">FormatoNo</text:span><text:span text:style-name="T9"> * novoprimeiro = (</text:span><text:span text:style-name="T19">FormatoNo</text:span><text:span text:style-name="T9"> *)</text:span><text:span text:style-name="T22">malloc</text:span><text:span text:style-name="T9">(</text:span><text:span text:style-name="T3">sizeof</text:span><text:span text:style-name="T9">(</text:span><text:span text:style-name="T19">FormatoNo</text:span><text:span text:style-name="T9">));</text:span></text:p>
      <text:p text:style-name="P3"><text:span text:style-name="T9"><text:s text:c="5"/>novoprimeiro-&gt;</text:span><text:span text:style-name="T25">info</text:span><text:span text:style-name="T9"> = valor;</text:span></text:p>
      <text:p text:style-name="P3"><text:span text:style-name="T9"><text:s text:c="4"/>novoprimeiro-&gt;</text:span><text:span text:style-name="T25">link</text:span><text:span text:style-name="T9"> = argLista-&gt;</text:span><text:span text:style-name="T25">IndIniLst</text:span><text:span text:style-name="T9">;</text:span></text:p>
      <text:p text:style-name="P3"><text:span text:style-name="T9"><text:s text:c="4"/>argLista-&gt;</text:span><text:span text:style-name="T25">IndIniLst</text:span><text:span text:style-name="T9"> = novoprimeiro;</text:span></text:p>
      <text:p text:style-name="P3"><text:span text:style-name="T9"><text:s text:c="5"/></text:span><text:span text:style-name="T3">if</text:span><text:span text:style-name="T9">(argLista-&gt;</text:span><text:span text:style-name="T25">IndFimLst</text:span><text:span text:style-name="T9"> == NULL){ </text:span><text:span text:style-name="T30">//argLista-&gt;IndIniLst-&gt;link == NULL ou novoprimeiro-&gt;link == NULL</text:span></text:p>
      <text:p text:style-name="P3"><text:span text:style-name="T9"><text:s text:c="4"/><text:tab/> argLista-&gt;</text:span><text:span text:style-name="T25">IndFimLst</text:span><text:span text:style-name="T9"> = argLista-&gt;</text:span><text:span text:style-name="T25">IndIniLst</text:span><text:span text:style-name="T9">;</text:span></text:p>
      <text:p text:style-name="P3"><text:span text:style-name="T9"><text:s text:c="5"/>}</text:span></text:p>
      <text:p text:style-name="P3"><text:span text:style-name="T9"><text:s text:c="5"/></text:span><text:span text:style-name="T3">return</text:span><text:span text:style-name="T9"> 0;</text:span></text:p>
      <text:p text:style-name="P3"><text:span text:style-name="T9">}</text:span></text:p>
      <text:p text:style-name="P3"/>
      <text:p text:style-name="P3"/>
      <text:p text:style-name="P3"><text:span text:style-name="T3">void</text:span><text:span text:style-name="T9"> </text:span><text:span text:style-name="T10">insereFinal</text:span><text:span text:style-name="T9">(</text:span><text:span text:style-name="T3">int</text:span><text:span text:style-name="T9"> valor, </text:span><text:span text:style-name="T19">FormatoLst</text:span><text:span text:style-name="T9"> * argLista){</text:span></text:p>
      <text:p text:style-name="P3"><text:span text:style-name="T9"><text:s text:c="3"/></text:span><text:span text:style-name="T19">FormatoNo</text:span><text:span text:style-name="T9"> * novoultimo = (</text:span><text:span text:style-name="T19">FormatoNo</text:span><text:span text:style-name="T9"> *)</text:span><text:span text:style-name="T22">malloc</text:span><text:span text:style-name="T9">(</text:span><text:span text:style-name="T3">sizeof</text:span><text:span text:style-name="T9">(</text:span><text:span text:style-name="T19">FormatoNo</text:span><text:span text:style-name="T9">));</text:span></text:p>
      <text:p text:style-name="P3"><text:span text:style-name="T9"><text:s text:c="3"/>novoultimo-&gt;</text:span><text:span text:style-name="T25">info</text:span><text:span text:style-name="T9"> = valor;</text:span></text:p>
      <text:p text:style-name="P3"><text:span text:style-name="T9"><text:s text:c="3"/>novoultimo-&gt;</text:span><text:span text:style-name="T25">link</text:span><text:span text:style-name="T9"> = NULL;</text:span></text:p>
      <text:p text:style-name="P3"><text:span text:style-name="T9"><text:s text:c="3"/></text:span><text:span text:style-name="T3">if</text:span><text:span text:style-name="T9">(argLista-&gt;</text:span><text:span text:style-name="T25">IndIniLst</text:span><text:span text:style-name="T9"> == NULL){ </text:span><text:span text:style-name="T30">//Condição dada quando a lista está vazia antes de inserir um elemento</text:span></text:p>
      <text:p text:style-name="P3"><text:span text:style-name="T9"><text:tab/> <text:s text:c="2"/>argLista-&gt;</text:span><text:span text:style-name="T25">IndIniLst</text:span><text:span text:style-name="T9"> = novoultimo;</text:span></text:p>
      <text:p text:style-name="P3"><text:span text:style-name="T9"><text:s text:c="3"/>}</text:span><text:span text:style-name="T3">else</text:span><text:span text:style-name="T9">{</text:span></text:p>
      <text:p text:style-name="P3"><text:span text:style-name="T9"><text:tab/> <text:s text:c="2"/>argLista-&gt;</text:span><text:span text:style-name="T25">IndFimLst</text:span><text:span text:style-name="T9">-&gt;</text:span><text:span text:style-name="T25">link</text:span><text:span text:style-name="T9"> = novoultimo;</text:span></text:p>
      <text:p text:style-name="P3"><text:span text:style-name="T9"><text:s text:c="3"/>}</text:span></text:p>
      <text:p text:style-name="P3"><text:span text:style-name="T9"><text:s text:c="3"/>argLista-&gt;</text:span><text:span text:style-name="T25">IndFimLst</text:span><text:span text:style-name="T9"> = novoultimo;</text:span></text:p>
      <text:p text:style-name="P3"><text:span text:style-name="T9">}</text:span></text:p>
      <text:p text:style-name="P3"/>
      <text:p text:style-name="P3"/>
      <text:p text:style-name="P3"><text:span text:style-name="T3">int</text:span><text:span text:style-name="T9"> </text:span><text:span text:style-name="T10">removeInicio</text:span><text:span text:style-name="T9">(</text:span><text:span text:style-name="T19">FormatoLst</text:span><text:span text:style-name="T9"> * argLista){</text:span></text:p>
      <text:p text:style-name="P3"><text:span text:style-name="T9"><text:s text:c="4"/></text:span><text:span text:style-name="T3">if</text:span><text:span text:style-name="T9">(argLista-&gt;</text:span><text:span text:style-name="T25">IndIniLst</text:span><text:span text:style-name="T9"> == NULL){</text:span></text:p>
      <text:p text:style-name="P3"><text:span text:style-name="T9"><text:s text:c="7"/></text:span><text:span text:style-name="T3">return</text:span><text:span text:style-name="T9"> -1;</text:span></text:p>
      <text:p text:style-name="P3"><text:span text:style-name="T9"><text:s text:c="4"/>}</text:span></text:p>
      <text:p text:style-name="P3"><text:span text:style-name="T9"><text:s text:c="4"/></text:span><text:span text:style-name="T3">int</text:span><text:span text:style-name="T9"> tmp = argLista-&gt;</text:span><text:span text:style-name="T25">IndIniLst</text:span><text:span text:style-name="T9">-&gt;</text:span><text:span text:style-name="T25">info</text:span><text:span text:style-name="T9">;</text:span></text:p>
      <text:p text:style-name="P3"><text:span text:style-name="T9"><text:s text:c="4"/></text:span><text:span text:style-name="T19">FormatoNo</text:span><text:span text:style-name="T9"> * removido = argLista-&gt;</text:span><text:span text:style-name="T25">IndIniLst</text:span><text:span text:style-name="T9">;</text:span></text:p>
      <text:p text:style-name="P3"><text:span text:style-name="T9"><text:s text:c="4"/>argLista-&gt;</text:span><text:span text:style-name="T25">IndIniLst</text:span><text:span text:style-name="T9"> = argLista-&gt;</text:span><text:span text:style-name="T25">IndIniLst</text:span><text:span text:style-name="T9">-&gt;</text:span><text:span text:style-name="T25">link</text:span><text:span text:style-name="T9">;</text:span></text:p>
      <text:p text:style-name="P3"><text:span text:style-name="T9"><text:s text:c="4"/></text:span><text:span text:style-name="T22">free</text:span><text:span text:style-name="T9">(removido);</text:span></text:p>
      <text:p text:style-name="P3"><text:span text:style-name="T9"><text:s text:c="4"/></text:span><text:span text:style-name="T3">if</text:span><text:span text:style-name="T9">(argLista-&gt;</text:span><text:span text:style-name="T25">IndIniLst</text:span><text:span text:style-name="T9"> == NULL){</text:span></text:p>
      <text:p text:style-name="P3"><text:span text:style-name="T9"><text:s text:c="4"/><text:tab/>argLista-&gt;</text:span><text:span text:style-name="T25">IndFimLst</text:span><text:span text:style-name="T9"> = NULL;</text:span></text:p>
      <text:p text:style-name="P3"><text:span text:style-name="T9"><text:s text:c="4"/>}</text:span></text:p>
      <text:p text:style-name="P3"><text:span text:style-name="T9"><text:s text:c="4"/></text:span><text:span text:style-name="T3">return</text:span><text:span text:style-name="T9"> tmp;</text:span></text:p>
      <text:p text:style-name="P3"><text:span text:style-name="T9">}</text:span></text:p>
      <text:p text:style-name="P3"/>
      <text:p text:style-name="P3"><text:span text:style-name="T3">int</text:span><text:span text:style-name="T9"> </text:span><text:span text:style-name="T10">estaVazia</text:span><text:span text:style-name="T9">(</text:span><text:span text:style-name="T19">FormatoLst</text:span><text:span text:style-name="T9"> * argLista){</text:span></text:p>
      <text:p text:style-name="P3"><text:span text:style-name="T9"><text:s text:c="4"/></text:span><text:span text:style-name="T3">if</text:span><text:span text:style-name="T9">(argLista-&gt;</text:span><text:span text:style-name="T25">IndIniLst</text:span><text:span text:style-name="T9"> == NULL){</text:span></text:p>
      <text:p text:style-name="P3"><text:span text:style-name="T9"><text:s text:c="7"/></text:span><text:span text:style-name="T3">return</text:span><text:span text:style-name="T9"> 1;</text:span></text:p>
      <text:p text:style-name="P3"><text:span text:style-name="T9"><text:s text:c="4"/>}</text:span></text:p>
      <text:p text:style-name="P3"><text:span text:style-name="T9"><text:s text:c="4"/></text:span><text:span text:style-name="T3">return</text:span><text:span text:style-name="T9"> 0;</text:span></text:p>
      <text:p text:style-name="P3"><text:span text:style-name="T9">}</text:span></text:p>
      <text:p text:style-name="P3"/>
      <text:p text:style-name="P3"><text:span text:style-name="T3">int</text:span><text:span text:style-name="T9"> </text:span><text:span text:style-name="T10">removeFinal</text:span><text:span text:style-name="T9">(</text:span><text:span text:style-name="T19">FormatoLst</text:span><text:span text:style-name="T9"> * argLista){</text:span></text:p>
      <text:p text:style-name="P3"><text:soft-page-break/><text:span text:style-name="T9"><text:s text:c="4"/></text:span><text:span text:style-name="T3">if</text:span><text:span text:style-name="T9">(argLista-&gt;</text:span><text:span text:style-name="T25">IndIniLst</text:span><text:span text:style-name="T9"> == NULL){</text:span></text:p>
      <text:p text:style-name="P3"><text:span text:style-name="T9"><text:s text:c="7"/></text:span><text:span text:style-name="T3">return</text:span><text:span text:style-name="T9"> -1;</text:span></text:p>
      <text:p text:style-name="P3"><text:span text:style-name="T9"><text:s text:c="4"/>}</text:span></text:p>
      <text:p text:style-name="P3"><text:span text:style-name="T9"><text:s text:c="4"/></text:span><text:span text:style-name="T3">int</text:span><text:span text:style-name="T9"> tmp = argLista-&gt;</text:span><text:span text:style-name="T25">IndFimLst</text:span><text:span text:style-name="T9">-&gt;</text:span><text:span text:style-name="T25">info</text:span><text:span text:style-name="T9">;</text:span></text:p>
      <text:p text:style-name="P3"><text:span text:style-name="T9"><text:s text:c="4"/></text:span><text:span text:style-name="T19">FormatoNo</text:span><text:span text:style-name="T9"> * ultimo = argLista-&gt;</text:span><text:span text:style-name="T25">IndIniLst</text:span><text:span text:style-name="T9">;</text:span></text:p>
      <text:p text:style-name="P3"><text:span text:style-name="T9"><text:s text:c="4"/></text:span><text:span text:style-name="T19">FormatoNo</text:span><text:span text:style-name="T9"> * penultimo = NULL;</text:span></text:p>
      <text:p text:style-name="P3"><text:span text:style-name="T9"><text:s text:c="4"/></text:span><text:span text:style-name="T3">while</text:span><text:span text:style-name="T9">(ultimo-&gt;</text:span><text:span text:style-name="T25">link</text:span><text:span text:style-name="T9"> != NULL){</text:span></text:p>
      <text:p text:style-name="P3"><text:span text:style-name="T9"><text:s text:c="9"/>penultimo = ultimo;</text:span></text:p>
      <text:p text:style-name="P3"><text:span text:style-name="T9"><text:s text:c="9"/>ultimo = ultimo-&gt;</text:span><text:span text:style-name="T25">link</text:span><text:span text:style-name="T9">;</text:span></text:p>
      <text:p text:style-name="P3"><text:span text:style-name="T9"><text:s text:c="4"/>}</text:span></text:p>
      <text:p text:style-name="P3"><text:span text:style-name="T9"><text:s text:c="4"/></text:span><text:span text:style-name="T3">if</text:span><text:span text:style-name="T9">(penultimo != NULL){</text:span></text:p>
      <text:p text:style-name="P3"><text:span text:style-name="T9"><text:s text:c="7"/>penultimo-&gt;</text:span><text:span text:style-name="T25">link</text:span><text:span text:style-name="T9"> = NULL;</text:span></text:p>
      <text:p text:style-name="P3"><text:span text:style-name="T9"><text:s text:c="7"/>argLista-&gt;</text:span><text:span text:style-name="T25">IndFimLst</text:span><text:span text:style-name="T9"> = penultimo;</text:span></text:p>
      <text:p text:style-name="P3"/>
      <text:p text:style-name="P3"><text:span text:style-name="T9"><text:s text:c="4"/>}</text:span><text:span text:style-name="T3">else</text:span><text:span text:style-name="T9">{</text:span><text:span text:style-name="T30">//lista possui apenas um elemento</text:span></text:p>
      <text:p text:style-name="P3"><text:span text:style-name="T9"><text:s text:c="4"/><text:tab/>argLista-&gt;</text:span><text:span text:style-name="T25">IndIniLst</text:span><text:span text:style-name="T9"> = NULL;</text:span></text:p>
      <text:p text:style-name="P3"><text:span text:style-name="T9"><text:s text:c="4"/><text:tab/>argLista-&gt;</text:span><text:span text:style-name="T25">IndFimLst</text:span><text:span text:style-name="T9"> = NULL;</text:span></text:p>
      <text:p text:style-name="P3"><text:span text:style-name="T9"><text:s text:c="4"/>}</text:span></text:p>
      <text:p text:style-name="P3"><text:span text:style-name="T9"><text:s text:c="4"/></text:span><text:span text:style-name="T22">free</text:span><text:span text:style-name="T9">(ultimo);</text:span></text:p>
      <text:p text:style-name="P3"><text:span text:style-name="T9"><text:s text:c="4"/></text:span><text:span text:style-name="T3">return</text:span><text:span text:style-name="T9"> tmp;</text:span></text:p>
      <text:p text:style-name="P3"/>
      <text:p text:style-name="P3"><text:span text:style-name="T9">}</text:span></text:p>
      <text:p text:style-name="P3"/>
      <text:p text:style-name="P3"><text:span text:style-name="T3">void</text:span><text:span text:style-name="T9"> </text:span><text:span text:style-name="T10">inserir</text:span><text:span text:style-name="T9">(</text:span><text:span text:style-name="T3">int</text:span><text:span text:style-name="T9"> pos, </text:span><text:span text:style-name="T3">int</text:span><text:span text:style-name="T9"> valor, </text:span><text:span text:style-name="T19">FormatoLst</text:span><text:span text:style-name="T9"> * argLista){</text:span></text:p>
      <text:p text:style-name="P3"><text:span text:style-name="T9"><text:s text:c="5"/></text:span><text:span text:style-name="T3">if</text:span><text:span text:style-name="T9">( pos &lt;= 0){</text:span></text:p>
      <text:p text:style-name="P3"><text:span text:style-name="T9"><text:s text:c="4"/><text:tab/> insereInicio(valor,argLista);</text:span></text:p>
      <text:p text:style-name="P3"><text:span text:style-name="T9"><text:s text:c="5"/>}</text:span><text:span text:style-name="T3">else</text:span><text:span text:style-name="T9">{</text:span></text:p>
      <text:p text:style-name="P3"><text:span text:style-name="T9"><text:s text:c="9"/></text:span><text:span text:style-name="T19">FormatoNo</text:span><text:span text:style-name="T9"> * atual = argLista-&gt;</text:span><text:span text:style-name="T25">IndIniLst</text:span><text:span text:style-name="T9">;</text:span></text:p>
      <text:p text:style-name="P3"><text:span text:style-name="T9"><text:s text:c="9"/></text:span><text:span text:style-name="T3">int</text:span><text:span text:style-name="T9"> i = 0;</text:span></text:p>
      <text:p text:style-name="P3"><text:span text:style-name="T9"><text:s text:c="9"/></text:span><text:span text:style-name="T3">for</text:span><text:span text:style-name="T9">(i = 0; i &lt; (pos-1) &amp;&amp; atual != NULL ;i++){</text:span></text:p>
      <text:p text:style-name="P3"><text:span text:style-name="T9"><text:s text:c="15"/>atual = atual-&gt;</text:span><text:span text:style-name="T25">link</text:span><text:span text:style-name="T9">;</text:span></text:p>
      <text:p text:style-name="P3"><text:span text:style-name="T9"><text:s text:c="9"/>}</text:span></text:p>
      <text:p text:style-name="P3"><text:span text:style-name="T9"><text:s text:c="9"/></text:span><text:span text:style-name="T3">if</text:span><text:span text:style-name="T9">(atual == NULL || atual == argLista-&gt;</text:span><text:span text:style-name="T25">IndFimLst</text:span><text:span text:style-name="T9">){</text:span></text:p>
      <text:p text:style-name="P3"><text:span text:style-name="T9"><text:s text:c="14"/>insereFinal(valor,argLista);</text:span></text:p>
      <text:p text:style-name="P3"><text:span text:style-name="T9"><text:s text:c="9"/>} </text:span><text:span text:style-name="T3">else</text:span><text:span text:style-name="T9">{</text:span></text:p>
      <text:p text:style-name="P3"><text:span text:style-name="T9"><text:s text:c="14"/></text:span><text:span text:style-name="T19">FormatoNo</text:span><text:span text:style-name="T9"> * novo = (</text:span><text:span text:style-name="T19">FormatoNo</text:span><text:span text:style-name="T9"> *)</text:span><text:span text:style-name="T22">malloc</text:span><text:span text:style-name="T9">(</text:span><text:span text:style-name="T3">sizeof</text:span><text:span text:style-name="T9">(</text:span><text:span text:style-name="T19">FormatoNo</text:span><text:span text:style-name="T9">));</text:span></text:p>
      <text:p text:style-name="P3"><text:span text:style-name="T9"><text:s text:c="14"/>novo-&gt;</text:span><text:span text:style-name="T25">info</text:span><text:span text:style-name="T9"> = valor;</text:span></text:p>
      <text:p text:style-name="P3"><text:span text:style-name="T9"><text:s text:c="14"/>novo-&gt;</text:span><text:span text:style-name="T25">link</text:span><text:span text:style-name="T9"> = atual-&gt;</text:span><text:span text:style-name="T25">link</text:span><text:span text:style-name="T9">;</text:span></text:p>
      <text:p text:style-name="P3"><text:span text:style-name="T9"><text:s text:c="14"/>atual-&gt;</text:span><text:span text:style-name="T25">link</text:span><text:span text:style-name="T9"> = novo;</text:span></text:p>
      <text:p text:style-name="P3"><text:span text:style-name="T9"><text:s text:c="9"/>}</text:span></text:p>
      <text:p text:style-name="P3"><text:span text:style-name="T9"><text:s text:c="5"/>}</text:span></text:p>
      <text:p text:style-name="P3"><text:span text:style-name="T9">}</text:span></text:p>
      <text:p text:style-name="P3"/>
      <text:p text:style-name="P3"/>
      <text:p text:style-name="P3"><text:span text:style-name="T3">int</text:span><text:span text:style-name="T9"> </text:span><text:span text:style-name="T10">remover</text:span><text:span text:style-name="T9">(</text:span><text:span text:style-name="T3">int</text:span><text:span text:style-name="T9"> pos, </text:span><text:span text:style-name="T19">FormatoLst</text:span><text:span text:style-name="T9"> * argLista){</text:span></text:p>
      <text:p text:style-name="P3"><text:span text:style-name="T9"><text:tab/></text:span><text:span text:style-name="T3">if</text:span><text:span text:style-name="T9">(estaVazia(argLista)){</text:span></text:p>
      <text:p text:style-name="P3"><text:span text:style-name="T9"><text:tab/><text:tab/></text:span><text:span text:style-name="T3">return</text:span><text:span text:style-name="T9"> -1;</text:span></text:p>
      <text:p text:style-name="P3"><text:span text:style-name="T9"><text:tab/>}</text:span></text:p>
      <text:p text:style-name="P3"><text:span text:style-name="T9"><text:tab/></text:span><text:span text:style-name="T3">if</text:span><text:span text:style-name="T9">(pos &lt; 0){</text:span></text:p>
      <text:p text:style-name="P3"><text:span text:style-name="T9"><text:tab/><text:tab/></text:span><text:span text:style-name="T3">return</text:span><text:span text:style-name="T9"> -1;</text:span></text:p>
      <text:p text:style-name="P3"><text:span text:style-name="T9"><text:tab/>}</text:span></text:p>
      <text:p text:style-name="P3"><text:span text:style-name="T9"><text:tab/></text:span><text:span text:style-name="T19">FormatoNo</text:span><text:span text:style-name="T9"> * removido = argLista-&gt;</text:span><text:span text:style-name="T25">IndIniLst</text:span><text:span text:style-name="T9">;</text:span></text:p>
      <text:p text:style-name="P3"><text:span text:style-name="T9"><text:tab/></text:span><text:span text:style-name="T19">FormatoNo</text:span><text:span text:style-name="T9"> * ant_removido = NULL;</text:span></text:p>
      <text:p text:style-name="P3"><text:span text:style-name="T9"><text:tab/></text:span><text:span text:style-name="T3">int</text:span><text:span text:style-name="T9"> i = 0;</text:span></text:p>
      <text:p text:style-name="P3"><text:span text:style-name="T9"><text:tab/></text:span><text:span text:style-name="T3">for</text:span><text:span text:style-name="T9"> (i = 0; i &lt; pos &amp;&amp; removido != NULL; i++) {</text:span></text:p>
      <text:p text:style-name="P3"><text:span text:style-name="T9"><text:tab/><text:tab/>ant_removido = removido;</text:span></text:p>
      <text:p text:style-name="P3"><text:span text:style-name="T9"><text:tab/><text:tab/>removido = removido-&gt;</text:span><text:span text:style-name="T25">link</text:span><text:span text:style-name="T9">;</text:span></text:p>
      <text:p text:style-name="P3"><text:span text:style-name="T9"><text:tab/>}</text:span></text:p>
      <text:p text:style-name="P3"><text:span text:style-name="T9"><text:tab/></text:span><text:span text:style-name="T3">if</text:span><text:span text:style-name="T9">(removido != NULL){</text:span></text:p>
      <text:p text:style-name="P3"><text:span text:style-name="T9"><text:tab/><text:tab/></text:span><text:span text:style-name="T3">if</text:span><text:span text:style-name="T9">(removido == argLista-&gt;</text:span><text:span text:style-name="T25">IndIniLst</text:span><text:span text:style-name="T9">){</text:span></text:p>
      <text:p text:style-name="P3"><text:span text:style-name="T9"><text:tab/><text:tab/><text:tab/>argLista-&gt;</text:span><text:span text:style-name="T25">IndIniLst</text:span><text:span text:style-name="T9"> = removido-&gt;</text:span><text:span text:style-name="T25">link</text:span><text:span text:style-name="T9">;</text:span></text:p>
      <text:p text:style-name="P3"><text:span text:style-name="T9"><text:tab/><text:tab/>}</text:span><text:span text:style-name="T3">else</text:span><text:span text:style-name="T9">{</text:span></text:p>
      <text:p text:style-name="P3"><text:span text:style-name="T9"><text:tab/><text:tab/><text:tab/>ant_removido-&gt;</text:span><text:span text:style-name="T25">link</text:span><text:span text:style-name="T9"> = removido-&gt;</text:span><text:span text:style-name="T25">link</text:span><text:span text:style-name="T9">;</text:span></text:p>
      <text:p text:style-name="P3"><text:span text:style-name="T9"><text:tab/><text:tab/>}</text:span></text:p>
      <text:p text:style-name="P3"><text:span text:style-name="T9"><text:tab/><text:tab/></text:span><text:span text:style-name="T3">if</text:span><text:span text:style-name="T9">(removido == argLista-&gt;</text:span><text:span text:style-name="T25">IndFimLst</text:span><text:span text:style-name="T9">){</text:span></text:p>
      <text:p text:style-name="P3"><text:span text:style-name="T9"><text:tab/><text:tab/><text:tab/>argLista-&gt;</text:span><text:span text:style-name="T25">IndFimLst</text:span><text:span text:style-name="T9"> = ant_removido;</text:span></text:p>
      <text:p text:style-name="P3"><text:span text:style-name="T9"><text:tab/><text:tab/>}</text:span></text:p>
      <text:p text:style-name="P3"><text:span text:style-name="T9"><text:tab/><text:tab/></text:span><text:span text:style-name="T3">int</text:span><text:span text:style-name="T9"> tmp = removido-&gt;</text:span><text:span text:style-name="T25">info</text:span><text:span text:style-name="T9">;</text:span></text:p>
      <text:p text:style-name="P3"><text:span text:style-name="T9"><text:tab/><text:tab/></text:span><text:span text:style-name="T22">free</text:span><text:span text:style-name="T9">(removido);</text:span></text:p>
      <text:p text:style-name="P3"><text:span text:style-name="T9"><text:tab/><text:tab/></text:span><text:span text:style-name="T3">return</text:span><text:span text:style-name="T9"> tmp;</text:span></text:p>
      <text:p text:style-name="P3"><text:soft-page-break/><text:span text:style-name="T9"><text:tab/>}</text:span></text:p>
      <text:p text:style-name="P3"><text:span text:style-name="T9"><text:tab/></text:span><text:span text:style-name="T3">return</text:span><text:span text:style-name="T9"> -1;</text:span></text:p>
      <text:p text:style-name="P3"><text:span text:style-name="T9">}</text:span></text:p>
      <text:p text:style-name="P3"/>
      <text:p text:style-name="P3"/>
      <text:p text:style-name="P3"><text:span text:style-name="T3">void</text:span><text:span text:style-name="T9"> </text:span><text:span text:style-name="T10">empilhar</text:span><text:span text:style-name="T9">(</text:span><text:span text:style-name="T3">int</text:span><text:span text:style-name="T9"> valor, </text:span><text:span text:style-name="T19">FormatoPlha</text:span><text:span text:style-name="T9"> * p){</text:span></text:p>
      <text:p text:style-name="P3"><text:span text:style-name="T9"><text:tab/>insereInicio(valor, p-&gt;</text:span><text:span text:style-name="T25">argLista</text:span><text:span text:style-name="T9">);</text:span></text:p>
      <text:p text:style-name="P3"><text:span text:style-name="T9">}</text:span></text:p>
      <text:p text:style-name="P3"/>
      <text:p text:style-name="P3"/>
      <text:p text:style-name="P3"><text:span text:style-name="T3">int</text:span><text:span text:style-name="T9"> </text:span><text:span text:style-name="T10">desempilhar</text:span><text:span text:style-name="T9">(</text:span><text:span text:style-name="T19">FormatoPlha</text:span><text:span text:style-name="T9"> * p){</text:span></text:p>
      <text:p text:style-name="P3"><text:span text:style-name="T9"><text:s text:c="4"/></text:span><text:span text:style-name="T3">return</text:span><text:span text:style-name="T9"> removeInicio(p-&gt;</text:span><text:span text:style-name="T25">argLista</text:span><text:span text:style-name="T9">);</text:span></text:p>
      <text:p text:style-name="P3"><text:span text:style-name="T9">}</text:span></text:p>
      <text:p text:style-name="P3"/>
      <text:p text:style-name="P3"/>
      <text:p text:style-name="P3"><text:span text:style-name="T3">int</text:span><text:span text:style-name="T9"> </text:span><text:span text:style-name="T10">estaVaziaPilha</text:span><text:span text:style-name="T9">(</text:span><text:span text:style-name="T19">FormatoPlha</text:span><text:span text:style-name="T9"> * p){</text:span></text:p>
      <text:p text:style-name="P3"><text:span text:style-name="T9"><text:s text:c="4"/></text:span><text:span text:style-name="T3">if</text:span><text:span text:style-name="T9">(p-&gt;</text:span><text:span text:style-name="T25">argLista</text:span><text:span text:style-name="T9">-&gt;</text:span><text:span text:style-name="T25">IndIniLst</text:span><text:span text:style-name="T9"> == NULL){</text:span></text:p>
      <text:p text:style-name="P3"><text:span text:style-name="T9"><text:s text:c="7"/></text:span><text:span text:style-name="T3">return</text:span><text:span text:style-name="T9"> 1;</text:span></text:p>
      <text:p text:style-name="P3"><text:span text:style-name="T9"><text:s text:c="3"/>}</text:span></text:p>
      <text:p text:style-name="P3"><text:span text:style-name="T9"><text:s text:c="3"/></text:span><text:span text:style-name="T3">return</text:span><text:span text:style-name="T9"> 0;</text:span></text:p>
      <text:p text:style-name="P3"><text:span text:style-name="T9">}</text:span></text:p>
      <text:p text:style-name="P5"><text:a xlink:type="simple" xlink:href="../../../../phila00.h" text:style-name="Internet_20_link" text:visited-style-name="Visited_20_Internet_20_Link"><text:span text:style-name="T37">file:phila00.</text:span></text:a><text:a xlink:type="simple" xlink:href="../../../../phila00.h" text:style-name="Internet_20_link" text:visited-style-name="Visited_20_Internet_20_Link"><text:span text:style-name="T38">h</text:span></text:a></text:p>
      <text:p text:style-name="P7"/>
      <text:p text:style-name="P1"><text:span text:style-name="T3">typedef</text:span><text:span text:style-name="T9"> </text:span><text:span text:style-name="T3">struct</text:span><text:span text:style-name="T9"> elemento{</text:span></text:p>
      <text:p text:style-name="P3"><text:span text:style-name="T9"><text:tab/></text:span><text:span text:style-name="T3">int</text:span><text:span text:style-name="T9"> </text:span><text:span text:style-name="T25">info</text:span><text:span text:style-name="T9">;</text:span></text:p>
      <text:p text:style-name="P3"><text:span text:style-name="T9"><text:tab/></text:span><text:span text:style-name="T3">struct</text:span><text:span text:style-name="T9"> elemento * </text:span><text:span text:style-name="T25">link</text:span><text:span text:style-name="T9">;</text:span></text:p>
      <text:p text:style-name="P3"><text:span text:style-name="T9"><text:tab/>}</text:span><text:span text:style-name="T19">FormatoNo</text:span><text:span text:style-name="T9">;</text:span></text:p>
      <text:p text:style-name="P3"/>
      <text:p text:style-name="P3"/>
      <text:p text:style-name="P3"><text:span text:style-name="T3">typedef</text:span><text:span text:style-name="T9"> </text:span><text:span text:style-name="T3">struct</text:span><text:span text:style-name="T9"> lista{</text:span></text:p>
      <text:p text:style-name="P3"><text:span text:style-name="T9"><text:tab/></text:span><text:span text:style-name="T19">FormatoNo</text:span><text:span text:style-name="T9"> * </text:span><text:span text:style-name="T25">IndIniLst</text:span><text:span text:style-name="T9">;</text:span></text:p>
      <text:p text:style-name="P3"><text:span text:style-name="T9"><text:tab/></text:span><text:span text:style-name="T19">FormatoNo</text:span><text:span text:style-name="T9"> * </text:span><text:span text:style-name="T25">IndFimLst</text:span><text:span text:style-name="T9">;</text:span></text:p>
      <text:p text:style-name="P3"><text:span text:style-name="T9">}</text:span><text:span text:style-name="T19">FormatoLst</text:span><text:span text:style-name="T9">;</text:span></text:p>
      <text:p text:style-name="P3"/>
      <text:p text:style-name="P3"/>
      <text:p text:style-name="P3"><text:span text:style-name="T3">typedef</text:span><text:span text:style-name="T9"> </text:span><text:span text:style-name="T3">struct</text:span><text:span text:style-name="T9"> pilha{</text:span></text:p>
      <text:p text:style-name="P3"><text:span text:style-name="T9"><text:tab/></text:span><text:span text:style-name="T19">FormatoLst</text:span><text:span text:style-name="T9"> * </text:span><text:span text:style-name="T25">argLista</text:span><text:span text:style-name="T9">;</text:span></text:p>
      <text:p text:style-name="P3"><text:span text:style-name="T9">}</text:span><text:span text:style-name="T19">FormatoPlha</text:span><text:span text:style-name="T9">;</text:span></text:p>
      <text:p text:style-name="P3"/>
      <text:p text:style-name="P3"/>
      <text:p text:style-name="P3"><text:span text:style-name="T19">FormatoLst</text:span><text:span text:style-name="T9"> * </text:span><text:span text:style-name="T10">criarLista</text:span><text:span text:style-name="T9">();</text:span></text:p>
      <text:p text:style-name="P3"><text:span text:style-name="T19">FormatoPlha</text:span><text:span text:style-name="T9"> * </text:span><text:span text:style-name="T10">criarPilha</text:span><text:span text:style-name="T9">();</text:span></text:p>
      <text:p text:style-name="P3"><text:span text:style-name="T3">int</text:span><text:span text:style-name="T9"> </text:span><text:span text:style-name="T10">insereIndIniLst</text:span><text:span text:style-name="T9">(</text:span><text:span text:style-name="T3">int</text:span><text:span text:style-name="T9"> valor, </text:span><text:span text:style-name="T19">FormatoLst</text:span><text:span text:style-name="T9"> * argLista);</text:span></text:p>
      <text:p text:style-name="P3"><text:span text:style-name="T3">void</text:span><text:span text:style-name="T9"> </text:span><text:span text:style-name="T10">insereFinal</text:span><text:span text:style-name="T9">(</text:span><text:span text:style-name="T3">int</text:span><text:span text:style-name="T9"> valor, </text:span><text:span text:style-name="T19">FormatoLst</text:span><text:span text:style-name="T9"> * argLista);</text:span></text:p>
      <text:p text:style-name="P3"><text:span text:style-name="T3">int</text:span><text:span text:style-name="T9"> </text:span><text:span text:style-name="T10">removeIndIniLst</text:span><text:span text:style-name="T9">(</text:span><text:span text:style-name="T19">FormatoLst</text:span><text:span text:style-name="T9"> * argLista);</text:span></text:p>
      <text:p text:style-name="P3"><text:span text:style-name="T3">int</text:span><text:span text:style-name="T9"> </text:span><text:span text:style-name="T10">estaVazia</text:span><text:span text:style-name="T9">(</text:span><text:span text:style-name="T19">FormatoLst</text:span><text:span text:style-name="T9"> * argLista);</text:span></text:p>
      <text:p text:style-name="P3"><text:span text:style-name="T3">int</text:span><text:span text:style-name="T9"> </text:span><text:span text:style-name="T10">removeFinal</text:span><text:span text:style-name="T9">(</text:span><text:span text:style-name="T19">FormatoLst</text:span><text:span text:style-name="T9"> * argLista);</text:span></text:p>
      <text:p text:style-name="P3"><text:span text:style-name="T3">void</text:span><text:span text:style-name="T9"> </text:span><text:span text:style-name="T10">inserir</text:span><text:span text:style-name="T9">(</text:span><text:span text:style-name="T3">int</text:span><text:span text:style-name="T9"> pos, </text:span><text:span text:style-name="T3">int</text:span><text:span text:style-name="T9"> valor, </text:span><text:span text:style-name="T19">FormatoLst</text:span><text:span text:style-name="T9"> * argLista);</text:span></text:p>
      <text:p text:style-name="P3"><text:span text:style-name="T3">int</text:span><text:span text:style-name="T9"> </text:span><text:span text:style-name="T10">remover</text:span><text:span text:style-name="T9">(</text:span><text:span text:style-name="T3">int</text:span><text:span text:style-name="T9"> pos, </text:span><text:span text:style-name="T19">FormatoLst</text:span><text:span text:style-name="T9"> * argLista);</text:span></text:p>
      <text:p text:style-name="P3"><text:span text:style-name="T3">void</text:span><text:span text:style-name="T9"> </text:span><text:span text:style-name="T10">empilhar</text:span><text:span text:style-name="T9">(</text:span><text:span text:style-name="T3">int</text:span><text:span text:style-name="T9"> valor, </text:span><text:span text:style-name="T19">FormatoPlha</text:span><text:span text:style-name="T9"> * p);</text:span></text:p>
      <text:p text:style-name="P3"><text:span text:style-name="T3">int</text:span><text:span text:style-name="T9"> </text:span><text:span text:style-name="T10">desempilhar</text:span><text:span text:style-name="T9">(</text:span><text:span text:style-name="T19">FormatoPlha</text:span><text:span text:style-name="T9"> * p);</text:span></text:p>
      <text:p text:style-name="P3"><text:span text:style-name="T3">int</text:span><text:span text:style-name="T9"> </text:span><text:span text:style-name="T10">estaVaziaPilha</text:span><text:span text:style-name="T9">(</text:span><text:span text:style-name="T19">FormatoPlha</text:span><text:span text:style-name="T9"> * p);</text:span></text:p>
      <text:p text:style-name="P3"><text:span text:style-name="T3">int</text:span><text:span text:style-name="T9"> </text:span><text:span text:style-name="T10">main</text:span><text:span text:style-name="T9"> (</text:span><text:span text:style-name="T3">int</text:span><text:span text:style-name="T9"> argc, </text:span><text:span text:style-name="T3">char</text:span><text:span text:style-name="T9"> *argv[]);</text:span></text:p>
      <text:p text:style-name="P3"/>
      <text:p text:style-name="P3"/>
      <text:p text:style-name="P3"/>
      <text:p text:style-name="P6"><text:a xlink:type="simple" xlink:href="../../../../phila00.h" text:style-name="Internet_20_link" text:visited-style-name="Visited_20_Internet_20_Link"><text:span text:style-name="T37">file: </text:span></text:a><text:a xlink:type="simple" xlink:href="../../../../phila00.h" text:style-name="Internet_20_link" text:visited-style-name="Visited_20_Internet_20_Link"><text:span text:style-name="T39">main</text:span></text:a><text:a xlink:type="simple" xlink:href="../../../../phila00.h" text:style-name="Internet_20_link" text:visited-style-name="Visited_20_Internet_20_Link"><text:span text:style-name="T37">.</text:span></text:a><text:span text:style-name="T39">c</text:span></text:p>
      <text:p text:style-name="P2"><text:span text:style-name="T3">#include</text:span><text:span text:style-name="T9"> </text:span><text:span text:style-name="T15">&lt;stdio.h&gt;</text:span></text:p>
      <text:p text:style-name="P3"><text:span text:style-name="T3">#include</text:span><text:span text:style-name="T9"> </text:span><text:span text:style-name="T15">&lt;stdlib.h&gt;</text:span></text:p>
      <text:p text:style-name="P3"><text:span text:style-name="T3">#include</text:span><text:span text:style-name="T9"> </text:span><text:span text:style-name="T15">"pilha00.h"</text:span></text:p>
      <text:p text:style-name="P3"/>
      <text:p text:style-name="P3"><text:span text:style-name="T3">int</text:span><text:span text:style-name="T9"> </text:span><text:span text:style-name="T10">main</text:span><text:span text:style-name="T9"> (</text:span><text:span text:style-name="T3">int</text:span><text:span text:style-name="T9"> argc, </text:span><text:span text:style-name="T3">char</text:span><text:span text:style-name="T9"> *argv[]){</text:span></text:p>
      <text:p text:style-name="P3"><text:span text:style-name="T9"><text:s text:c="4"/></text:span><text:span text:style-name="T30">/*FormatoLst * l = (FormatoLst *)malloc(sizeof(FormatoLst));</text:span></text:p>
      <text:p text:style-name="P3"><text:soft-page-break/><text:span text:style-name="T30"><text:s text:c="4"/>insereFinal(1,l);</text:span></text:p>
      <text:p text:style-name="P3"><text:span text:style-name="T30"><text:s text:c="4"/>insereFinal(2,l);</text:span></text:p>
      <text:p text:style-name="P3"><text:span text:style-name="T30"><text:s text:c="4"/>insereFinal(3,l);</text:span></text:p>
      <text:p text:style-name="P3"><text:span text:style-name="T30"><text:s text:c="4"/>inserir(2,30,l);</text:span></text:p>
      <text:p text:style-name="P3"><text:span text:style-name="T30"><text:s text:c="4"/>//printf("Numero removido pos 2: %d\n",remover(2,l));</text:span></text:p>
      <text:p text:style-name="P3"/>
      <text:p text:style-name="P3"><text:span text:style-name="T30"><text:s text:c="4"/>while(!estaVazia(l)){</text:span></text:p>
      <text:p text:style-name="P3"><text:span text:style-name="T30"><text:s text:c="7"/>int rmv = removeIndIniLst(l);</text:span></text:p>
      <text:p text:style-name="P3"><text:span text:style-name="T30"><text:s text:c="7"/>printf("Numero removido: %d\n",rmv);</text:span></text:p>
      <text:p text:style-name="P3"><text:span text:style-name="T30"><text:s text:c="4"/>}*/</text:span></text:p>
      <text:p text:style-name="P3"><text:span text:style-name="T9"><text:s text:c="4"/></text:span><text:span text:style-name="T19">FormatoPlha</text:span><text:span text:style-name="T9"> * p1 = criarPilha();</text:span></text:p>
      <text:p text:style-name="P3"><text:span text:style-name="T9"><text:s text:c="4"/>empilhar(1,p1);</text:span></text:p>
      <text:p text:style-name="P3"><text:span text:style-name="T9"><text:s text:c="4"/>empilhar(2,p1);</text:span></text:p>
      <text:p text:style-name="P3"><text:span text:style-name="T9"><text:s text:c="4"/></text:span><text:span text:style-name="T3">while</text:span><text:span text:style-name="T9">(!estaVaziaPilha(p1)){</text:span></text:p>
      <text:p text:style-name="P3"><text:span text:style-name="T9"><text:s text:c="6"/></text:span><text:span text:style-name="T22">printf</text:span><text:span text:style-name="T9">(</text:span><text:span text:style-name="T15">"Numero desempilhado: %d\n"</text:span><text:span text:style-name="T9">,desempilhar(p1));</text:span></text:p>
      <text:p text:style-name="P3"><text:span text:style-name="T9"><text:s text:c="3"/>}</text:span></text:p>
      <text:p text:style-name="P3"/>
      <text:p text:style-name="P3"/>
      <text:p text:style-name="P3"><text:span text:style-name="T9"><text:s text:c="4"/></text:span><text:span text:style-name="T22">printf</text:span><text:span text:style-name="T9">(</text:span><text:span text:style-name="T15">"IndFimLst!!!\n"</text:span><text:span text:style-name="T9">);</text:span></text:p>
      <text:p text:style-name="P3"><text:span text:style-name="T9">}</text:span></text:p>
      <text:p text:style-name="P2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09:05:29.299381988</meta:creation-date>
    <meta:generator>LibreOffice/5.2.7.2$Linux_X86_64 LibreOffice_project/20m0$Build-2</meta:generator>
    <dc:date>2019-01-24T09:09:43.276813798</dc:date>
    <meta:editing-duration>PT4M12S</meta:editing-duration>
    <meta:editing-cycles>3</meta:editing-cycles>
    <meta:document-statistic meta:table-count="0" meta:image-count="0" meta:object-count="0" meta:page-count="4" meta:paragraph-count="184" meta:word-count="549" meta:character-count="5025" meta:non-whitespace-character-count="4090"/>
  </office:meta>
</office:document-meta>
</file>